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20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35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4.34pt" fo:break-before="auto" style:use-optimal-row-height="false"/>
    </style:style>
    <style:style style:name="ro5" style:family="table-row">
      <style:table-row-properties style:row-height="25.99pt" fo:break-before="auto" style:use-optimal-row-height="true"/>
    </style:style>
    <style:style style:name="ro6" style:family="table-row">
      <style:table-row-properties style:row-height="24.66pt" fo:break-before="auto" style:use-optimal-row-height="false"/>
    </style:style>
    <style:style style:name="ro7" style:family="table-row">
      <style:table-row-properties style:row-height="13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8" style:family="table-cell" style:parent-style-name="Default" style:data-style-name="N122">
      <style:table-cell-properties fo:background-color="transparent"/>
      <style:text-properties style:use-window-font-color="true"/>
    </style:style>
    <style:style style:name="ce9" style:family="table-cell" style:parent-style-name="Default" style:data-style-name="N123"/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5" style:family="table-cell" style:parent-style-name="Default" style:data-style-name="N123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24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2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3">
      <style:table-cell-properties fo:background-color="transparent"/>
      <style:text-properties style:use-window-font-color="true"/>
    </style:style>
    <style:style style:name="ce22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9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7" table:default-cell-style-name="ce1"/>
        <table:table-column table:style-name="co9" table:default-cell-style-name="ce1"/>
        <table:table-column table:style-name="co2" table:number-columns-repeated="997" table:default-cell-style-name="ce1"/>
        <table:table-row table:style-name="ro1">
          <table:table-cell/>
          <table:table-cell table:style-name="ce5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5"/>
          <table:table-cell table:style-name="ce12" office:value-type="string" calcext:value-type="string">
            <text:p>Shared Attributes</text:p>
          </table:table-cell>
          <table:table-cell table:style-name="ce5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5" office:value-type="string" calcext:value-type="string" table:number-columns-spanned="3" table:number-rows-spanned="1">
            <text:p>Ore Attributes</text:p>
          </table:table-cell>
          <table:covered-table-cell table:style-name="ce5"/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Real-World Attributes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Conditions for Enchantment</text:p>
          </table:table-cell>
          <table:covered-table-cell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6" office:value-type="string" calcext:value-type="string">
            <text:p>Tool Level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Durability</text:p>
          </table:table-cell>
          <table:table-cell table:style-name="ce6" office:value-type="string" calcext:value-type="string">
            <text:p>Enchantment</text:p>
          </table:table-cell>
          <table:table-cell table:style-name="ce6" office:value-type="string" calcext:value-type="string">
            <text:p>Base Armor</text:p>
          </table:table-cell>
          <table:table-cell table:style-name="ce6" office:value-type="string" calcext:value-type="string">
            <text:p>Helm</text:p>
          </table:table-cell>
          <table:table-cell table:style-name="ce6" office:value-type="string" calcext:value-type="string">
            <text:p>Chest</text:p>
          </table:table-cell>
          <table:table-cell table:style-name="ce6" office:value-type="string" calcext:value-type="string">
            <text:p>Legs</text:p>
          </table:table-cell>
          <table:table-cell table:style-name="ce6" office:value-type="string" calcext:value-type="string">
            <text:p>Boots</text:p>
          </table:table-cell>
          <table:table-cell/>
          <table:table-cell table:style-name="ce14" office:value-type="string" calcext:value-type="string">
            <text:p>Blast Resistance / Hardness</text:p>
          </table:table-cell>
          <table:table-cell table:style-name="ce14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4" office:value-type="string" calcext:value-type="string">
            <text:p>Specific Gravity (Density)</text:p>
          </table:table-cell>
          <table:table-cell table:style-name="ce24" office:value-type="string" calcext:value-type="string">
            <text:p>Enchantable?</text:p>
          </table:table-cell>
          <table:table-cell table:style-name="ce25" office:value-type="string" calcext:value-type="string">
            <text:p>Life Force?</text:p>
          </table:table-cell>
          <table:table-cell table:style-name="ce25" office:value-type="string" calcext:value-type="string">
            <text:p>Precious</text:p>
          </table:table-cell>
          <table:table-cell table:style-name="ce25" office:value-type="string" calcext:value-type="string">
            <text:p>Metal</text:p>
          </table:table-cell>
          <table:table-cell table:style-name="ce25" office:value-type="string" calcext:value-type="string">
            <text:p>Gem/Crystal</text:p>
          </table:table-cell>
          <table:table-cell table:style-name="ce25" office:value-type="string" calcext:value-type="string">
            <text:p>Atomic</text:p>
          </table:table-cell>
          <table:table-cell table:style-name="ce25" office:value-type="string" calcext:value-type="string">
            <text:p>Legends Exist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+([.R3]*[.S3]*0.1065601066 )" office:value-type="float" office:value="2.1065601066" calcext:value-type="float">
            <text:p>2.1</text:p>
          </table:table-cell>
          <table:table-cell table:style-name="ce11" table:formula="of:=[.S3]*0.372960373" office:value-type="float" office:value="0.372960373" calcext:value-type="float">
            <text:p>0.4</text:p>
          </table:table-cell>
          <table:table-cell table:style-name="ce7" table:formula="of:=80+((([.R3]^2.6)+([.S3]/[.R3]))*4)" office:value-type="float" office:value="88" calcext:value-type="float">
            <text:p>88</text:p>
          </table:table-cell>
          <table:table-cell table:style-name="ce7" table:formula="of:=IF (([.S3]*[.T3])&lt;0; 0; IF (([.S3]*[.T3])&gt; 30; 30; ([.S3]*[.T3])))" office:value-type="float" office:value="2" calcext:value-type="float">
            <text:p>2</text:p>
          </table:table-cell>
          <table:table-cell table:style-name="ce7" table:formula="of:=5+IF([.E3]*0.0208477694  &gt;30; 30; [.E3]*0.0208477694)" office:value-type="float" office:value="6.8346037072" calcext:value-type="float">
            <text:p>7</text:p>
          </table:table-cell>
          <table:table-cell table:style-name="ce7" table:formula="of:=0.15*[.G3]" office:value-type="float" office:value="1.02519055608" calcext:value-type="float">
            <text:p>1</text:p>
          </table:table-cell>
          <table:table-cell table:style-name="ce7" table:formula="of:=[.G3]*(0.4)" office:value-type="float" office:value="2.73384148288" calcext:value-type="float">
            <text:p>3</text:p>
          </table:table-cell>
          <table:table-cell table:style-name="ce7" table:formula="of:=[.G3]*(0.3)" office:value-type="float" office:value="2.05038111216" calcext:value-type="float">
            <text:p>2</text:p>
          </table:table-cell>
          <table:table-cell table:style-name="ce7" table:formula="of:=[.G3]*0.15" office:value-type="float" office:value="1.02519055608" calcext:value-type="float">
            <text:p>1</text:p>
          </table:table-cell>
          <table:table-cell/>
          <table:table-cell table:style-name="ce15" table:formula="of:=3+([.R3]*[.S3]*0.3596403596 )" office:value-type="float" office:value="3.3596403596" calcext:value-type="float">
            <text:p>3.4</text:p>
          </table:table-cell>
          <table:table-cell table:style-name="ce17"/>
          <table:table-cell table:style-name="ce11" table:formula="of:=[.R3]-1" office:value-type="float" office:value="0" calcext:value-type="float">
            <text:p>0.0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20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SUM([.U3:.Z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tone (Feldspar)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+([.R4]*[.S4]*0.1065601066 )" office:value-type="float" office:value="3.911688312404" calcext:value-type="float">
            <text:p>3.9</text:p>
          </table:table-cell>
          <table:table-cell table:style-name="ce11" table:formula="of:=[.S4]*0.372960373" office:value-type="float" office:value="1.02937062948" calcext:value-type="float">
            <text:p>1.0</text:p>
          </table:table-cell>
          <table:table-cell table:style-name="ce7" table:formula="of:=80+((([.R4]^2.6)+([.S4]/[.R4]))*4)" office:value-type="float" office:value="601.257277735311" calcext:value-type="float">
            <text:p>601</text:p>
          </table:table-cell>
          <table:table-cell table:style-name="ce7" table:formula="of:=IF (([.S4]*[.T4])&lt;0; 0; IF (([.S4]*[.T4])&gt; 30; 30; ([.S4]*[.T4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4]*[.S4]*0.3596403596 )" office:value-type="float" office:value="9.451948051224" calcext:value-type="float">
            <text:p>9.5</text:p>
          </table:table-cell>
          <table:table-cell table:style-name="ce17" office:value-type="float" office:value="0" calcext:value-type="float">
            <text:p>0</text:p>
          </table:table-cell>
          <table:table-cell table:style-name="ce11" table:formula="of:=[.R4]-1" office:value-type="float" office:value="5.5" calcext:value-type="float">
            <text:p>5.5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1" office:value-type="float" office:value="6.5" calcext:value-type="float">
            <text:p>6.5</text:p>
          </table:table-cell>
          <table:table-cell table:style-name="ce20" office:value-type="float" office:value="2.76" calcext:value-type="float">
            <text:p>2.76</text:p>
          </table:table-cell>
          <table:table-cell table:formula="of:=SUM([.U4:.Z4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Flint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+([.R5]*[.S5]*0.1065601066 )" office:value-type="float" office:value="4.01398601474" calcext:value-type="float">
            <text:p>4.0</text:p>
          </table:table-cell>
          <table:table-cell table:style-name="ce11" table:formula="of:=[.S5]*0.372960373" office:value-type="float" office:value="1.0069930071" calcext:value-type="float">
            <text:p>1.0</text:p>
          </table:table-cell>
          <table:table-cell table:style-name="ce7" table:formula="of:=80+((([.R5]^2.6)+([.S5]/[.R5]))*4)" office:value-type="float" office:value="711.505643687201" calcext:value-type="float">
            <text:p>712</text:p>
          </table:table-cell>
          <table:table-cell table:style-name="ce7" table:formula="of:=IF (([.S5]*[.T5])&lt;0; 0; IF (([.S5]*[.T5])&gt; 30; 30; ([.S5]*[.T5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5]*[.S5]*0.3596403596 )" office:value-type="float" office:value="9.79720279644" calcext:value-type="float">
            <text:p>9.8</text:p>
          </table:table-cell>
          <table:table-cell table:style-name="ce17"/>
          <table:table-cell table:style-name="ce11" table:formula="of:=[.R5]-1" office:value-type="float" office:value="6" calcext:value-type="float">
            <text:p>6.0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formula="of:=SUM([.U5:.Z5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Lea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6]*[.S6]*0.1065601066 )" office:value-type="float" office:value="3.814185814865" calcext:value-type="float">
            <text:p>3.8</text:p>
          </table:table-cell>
          <table:table-cell table:style-name="ce11" table:formula="of:=[.S6]*0.372960373" office:value-type="float" office:value="4.23310023355" calcext:value-type="float">
            <text:p>4.2</text:p>
          </table:table-cell>
          <table:table-cell table:style-name="ce7" table:formula="of:=80+((([.R6]^2.6)+([.S6]/[.R6]))*4)" office:value-type="float" office:value="121.745487172299" calcext:value-type="float">
            <text:p>122</text:p>
          </table:table-cell>
          <table:table-cell table:style-name="ce7" table:formula="of:=IF (([.S6]*[.T6])&lt;0; 0; IF (([.S6]*[.T6])&gt; 30; 30; ([.S6]*[.T6])))" office:value-type="float" office:value="22.7" calcext:value-type="float">
            <text:p>23</text:p>
          </table:table-cell>
          <table:table-cell table:style-name="ce7" table:formula="of:=5+IF([.E6]*0.0208477694  &gt;30; 30; [.E6]*0.0208477694)" office:value-type="float" office:value="7.53812184205874" calcext:value-type="float">
            <text:p>8</text:p>
          </table:table-cell>
          <table:table-cell table:style-name="ce7" table:formula="of:=0.15*[.G6]" office:value-type="float" office:value="1.13071827630881" calcext:value-type="float">
            <text:p>1</text:p>
          </table:table-cell>
          <table:table-cell table:style-name="ce7" table:formula="of:=[.G6]*(0.4)" office:value-type="float" office:value="3.0152487368235" calcext:value-type="float">
            <text:p>3</text:p>
          </table:table-cell>
          <table:table-cell table:style-name="ce7" table:formula="of:=[.G6]*(0.3)" office:value-type="float" office:value="2.26143655261762" calcext:value-type="float">
            <text:p>2</text:p>
          </table:table-cell>
          <table:table-cell table:style-name="ce7" table:formula="of:=[.G6]*0.15" office:value-type="float" office:value="1.13071827630881" calcext:value-type="float">
            <text:p>1</text:p>
          </table:table-cell>
          <table:table-cell/>
          <table:table-cell table:style-name="ce15" table:formula="of:=3+([.R6]*[.S6]*0.3596403596 )" office:value-type="float" office:value="9.12287712219" calcext:value-type="float">
            <text:p>9.1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6]-1" office:value-type="float" office:value="0.5" calcext:value-type="float">
            <text:p>0.5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1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formula="of:=SUM([.U6:.Z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Tin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7]*[.S7]*0.1065601066 )" office:value-type="float" office:value="3.19880119925" calcext:value-type="float">
            <text:p>3.2</text:p>
          </table:table-cell>
          <table:table-cell table:style-name="ce11" table:formula="of:=[.S7]*0.372960373" office:value-type="float" office:value="2.7972027975" calcext:value-type="float">
            <text:p>2.8</text:p>
          </table:table-cell>
          <table:table-cell table:style-name="ce7" table:formula="of:=80+((([.R7]^2.6)+([.S7]/[.R7]))*4)" office:value-type="float" office:value="111.478820505632" calcext:value-type="float">
            <text:p>111</text:p>
          </table:table-cell>
          <table:table-cell table:style-name="ce7" table:formula="of:=IF (([.S7]*[.T7])&lt;0; 0; IF (([.S7]*[.T7])&gt; 30; 30; ([.S7]*[.T7])))" office:value-type="float" office:value="15" calcext:value-type="float">
            <text:p>15</text:p>
          </table:table-cell>
          <table:table-cell table:style-name="ce7" table:formula="of:=5+IF([.E7]*0.0208477694  &gt;30; 30; [.E7]*0.0208477694)" office:value-type="float" office:value="7.32408474288541" calcext:value-type="float">
            <text:p>7</text:p>
          </table:table-cell>
          <table:table-cell table:style-name="ce7" table:formula="of:=0.15*[.G7]" office:value-type="float" office:value="1.09861271143281" calcext:value-type="float">
            <text:p>1</text:p>
          </table:table-cell>
          <table:table-cell table:style-name="ce7" table:formula="of:=[.G7]*(0.4)" office:value-type="float" office:value="2.92963389715416" calcext:value-type="float">
            <text:p>3</text:p>
          </table:table-cell>
          <table:table-cell table:style-name="ce7" table:formula="of:=[.G7]*(0.3)" office:value-type="float" office:value="2.19722542286562" calcext:value-type="float">
            <text:p>2</text:p>
          </table:table-cell>
          <table:table-cell table:style-name="ce7" table:formula="of:=[.G7]*0.15" office:value-type="float" office:value="1.09861271143281" calcext:value-type="float">
            <text:p>1</text:p>
          </table:table-cell>
          <table:table-cell/>
          <table:table-cell table:style-name="ce15" table:formula="of:=3+([.R7]*[.S7]*0.3596403596 )" office:value-type="float" office:value="7.0459540455" calcext:value-type="float">
            <text:p>7.0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7]-1" office:value-type="float" office:value="0.5" calcext:value-type="float">
            <text:p>0.5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1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formula="of:=SUM([.U7:.Z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Gol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8]*[.S8]*0.1065601066 )" office:value-type="float" office:value="7.14685314878" calcext:value-type="float">
            <text:p>7.1</text:p>
          </table:table-cell>
          <table:table-cell table:style-name="ce11" table:formula="of:=[.S8]*0.372960373" office:value-type="float" office:value="7.20559440636" calcext:value-type="float">
            <text:p>7.2</text:p>
          </table:table-cell>
          <table:table-cell table:style-name="ce7" table:formula="of:=80+((([.R8]^2.6)+([.S8]/[.R8]))*4)" office:value-type="float" office:value="154.233552697197" calcext:value-type="float">
            <text:p>154</text:p>
          </table:table-cell>
          <table:table-cell table:style-name="ce7" table:formula="of:=IF (([.S8]*[.T8])&lt;0; 0; IF (([.S8]*[.T8])&gt; 30; 30; ([.S8]*[.T8])))" office:value-type="float" office:value="30" calcext:value-type="float">
            <text:p>30</text:p>
          </table:table-cell>
          <table:table-cell table:style-name="ce7" table:formula="of:=5+IF([.E8]*0.0208477694  &gt;30; 30; [.E8]*0.0208477694)" office:value-type="float" office:value="8.2154255403739" calcext:value-type="float">
            <text:p>8</text:p>
          </table:table-cell>
          <table:table-cell table:style-name="ce7" table:formula="of:=0.15*[.G8]" office:value-type="float" office:value="1.23231383105609" calcext:value-type="float">
            <text:p>1</text:p>
          </table:table-cell>
          <table:table-cell table:style-name="ce7" table:formula="of:=[.G8]*(0.4)" office:value-type="float" office:value="3.28617021614956" calcext:value-type="float">
            <text:p>3</text:p>
          </table:table-cell>
          <table:table-cell table:style-name="ce7" table:formula="of:=[.G8]*(0.3)" office:value-type="float" office:value="2.46462766211217" calcext:value-type="float">
            <text:p>2</text:p>
          </table:table-cell>
          <table:table-cell table:style-name="ce7" table:formula="of:=[.G8]*0.15" office:value-type="float" office:value="1.23231383105609" calcext:value-type="float">
            <text:p>1</text:p>
          </table:table-cell>
          <table:table-cell/>
          <table:table-cell table:style-name="ce15" table:formula="of:=3+([.R8]*[.S8]*0.3596403596 )" office:value-type="float" office:value="20.37062936868" calcext:value-type="float">
            <text:p>20.4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8]-1" office:value-type="float" office:value="1.5" calcext:value-type="float">
            <text:p>1.5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1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formula="of:=SUM([.U8:.Z8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Silver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9]*[.S9]*0.1065601066 )" office:value-type="float" office:value="4.8238428249" calcext:value-type="float">
            <text:p>4.8</text:p>
          </table:table-cell>
          <table:table-cell table:style-name="ce11" table:formula="of:=[.S9]*0.372960373" office:value-type="float" office:value="3.9533799538" calcext:value-type="float">
            <text:p>4.0</text:p>
          </table:table-cell>
          <table:table-cell table:style-name="ce7" table:formula="of:=80+((([.R9]^2.6)+([.S9]/[.R9]))*4)" office:value-type="float" office:value="140.281552697197" calcext:value-type="float">
            <text:p>140</text:p>
          </table:table-cell>
          <table:table-cell table:style-name="ce7" table:formula="of:=IF (([.S9]*[.T9])&lt;0; 0; IF (([.S9]*[.T9])&gt; 30; 30; ([.S9]*[.T9])))" office:value-type="float" office:value="30" calcext:value-type="float">
            <text:p>30</text:p>
          </table:table-cell>
          <table:table-cell table:style-name="ce7" table:formula="of:=5+IF([.E9]*0.0208477694  &gt;30; 30; [.E9]*0.0208477694)" office:value-type="float" office:value="7.9245574617051" calcext:value-type="float">
            <text:p>8</text:p>
          </table:table-cell>
          <table:table-cell table:style-name="ce7" table:formula="of:=0.15*[.G9]" office:value-type="float" office:value="1.18868361925577" calcext:value-type="float">
            <text:p>1</text:p>
          </table:table-cell>
          <table:table-cell table:style-name="ce7" table:formula="of:=[.G9]*(0.4)" office:value-type="float" office:value="3.16982298468204" calcext:value-type="float">
            <text:p>3</text:p>
          </table:table-cell>
          <table:table-cell table:style-name="ce7" table:formula="of:=[.G9]*(0.3)" office:value-type="float" office:value="2.37736723851153" calcext:value-type="float">
            <text:p>2</text:p>
          </table:table-cell>
          <table:table-cell table:style-name="ce7" table:formula="of:=[.G9]*0.15" office:value-type="float" office:value="1.18868361925577" calcext:value-type="float">
            <text:p>1</text:p>
          </table:table-cell>
          <table:table-cell/>
          <table:table-cell table:style-name="ce15" table:formula="of:=3+([.R9]*[.S9]*0.3596403596 )" office:value-type="float" office:value="12.5304695294" calcext:value-type="float">
            <text:p>12.5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9]-1" office:value-type="float" office:value="1.5" calcext:value-type="float">
            <text:p>1.5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1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formula="of:=SUM([.U9:.Z9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Alumin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0]*[.S10]*0.1065601066 )" office:value-type="float" office:value="2.82051282082" calcext:value-type="float">
            <text:p>2.8</text:p>
          </table:table-cell>
          <table:table-cell table:style-name="ce11" table:formula="of:=[.S10]*0.372960373" office:value-type="float" office:value="1.0442890444" calcext:value-type="float">
            <text:p>1.0</text:p>
          </table:table-cell>
          <table:table-cell table:style-name="ce7" table:formula="of:=80+((([.R10]^2.6)+([.S10]/[.R10]))*4)" office:value-type="float" office:value="139.576818369105" calcext:value-type="float">
            <text:p>140</text:p>
          </table:table-cell>
          <table:table-cell table:style-name="ce7" table:formula="of:=IF (([.S10]*[.T10])&lt;0; 0; IF (([.S10]*[.T10])&gt; 30; 30; ([.S10]*[.T10])))" office:value-type="float" office:value="5.6" calcext:value-type="float">
            <text:p>6</text:p>
          </table:table-cell>
          <table:table-cell table:style-name="ce7" table:formula="of:=5+IF([.E10]*0.0208477694  &gt;30; 30; [.E10]*0.0208477694)" office:value-type="float" office:value="7.90986532294479" calcext:value-type="float">
            <text:p>8</text:p>
          </table:table-cell>
          <table:table-cell table:style-name="ce7" table:formula="of:=0.15*[.G10]" office:value-type="float" office:value="1.18647979844172" calcext:value-type="float">
            <text:p>1</text:p>
          </table:table-cell>
          <table:table-cell table:style-name="ce7" table:formula="of:=[.G10]*(0.4)" office:value-type="float" office:value="3.16394612917792" calcext:value-type="float">
            <text:p>3</text:p>
          </table:table-cell>
          <table:table-cell table:style-name="ce7" table:formula="of:=[.G10]*(0.3)" office:value-type="float" office:value="2.37295959688344" calcext:value-type="float">
            <text:p>2</text:p>
          </table:table-cell>
          <table:table-cell table:style-name="ce7" table:formula="of:=[.G10]*0.15" office:value-type="float" office:value="1.18647979844172" calcext:value-type="float">
            <text:p>1</text:p>
          </table:table-cell>
          <table:table-cell/>
          <table:table-cell table:style-name="ce15" table:formula="of:=3+([.R10]*[.S10]*0.3596403596 )" office:value-type="float" office:value="5.76923076892" calcext:value-type="float">
            <text:p>5.8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10]-1" office:value-type="float" office:value="1.75" calcext:value-type="float">
            <text:p>1.8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1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formula="of:=SUM([.U10:.Z1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Electr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1]*[.S11]*0.1065601066 )" office:value-type="float" office:value="4.37096237185" calcext:value-type="float">
            <text:p>4.4</text:p>
          </table:table-cell>
          <table:table-cell table:style-name="ce11" table:formula="of:=[.S11]*0.372960373" office:value-type="float" office:value="3.3193473197" calcext:value-type="float">
            <text:p>3.3</text:p>
          </table:table-cell>
          <table:table-cell table:style-name="ce7" table:formula="of:=80+((([.R11]^2.6)+([.S11]/[.R11]))*4)" office:value-type="float" office:value="137.561552697197" calcext:value-type="float">
            <text:p>138</text:p>
          </table:table-cell>
          <table:table-cell table:style-name="ce7" table:formula="of:=IF (([.S11]*[.T11])&lt;0; 0; IF (([.S11]*[.T11])&gt; 30; 30; ([.S11]*[.T11])))" office:value-type="float" office:value="17.8" calcext:value-type="float">
            <text:p>18</text:p>
          </table:table-cell>
          <table:table-cell table:style-name="ce7" table:formula="of:=5+IF([.E11]*0.0208477694  &gt;30; 30; [.E11]*0.0208477694)" office:value-type="float" office:value="7.8678515289371" calcext:value-type="float">
            <text:p>8</text:p>
          </table:table-cell>
          <table:table-cell table:style-name="ce7" table:formula="of:=0.15*[.G11]" office:value-type="float" office:value="1.18017772934057" calcext:value-type="float">
            <text:p>1</text:p>
          </table:table-cell>
          <table:table-cell table:style-name="ce7" table:formula="of:=[.G11]*(0.4)" office:value-type="float" office:value="3.14714061157484" calcext:value-type="float">
            <text:p>3</text:p>
          </table:table-cell>
          <table:table-cell table:style-name="ce7" table:formula="of:=[.G11]*(0.3)" office:value-type="float" office:value="2.36035545868113" calcext:value-type="float">
            <text:p>2</text:p>
          </table:table-cell>
          <table:table-cell table:style-name="ce7" table:formula="of:=[.G11]*0.15" office:value-type="float" office:value="1.18017772934057" calcext:value-type="float">
            <text:p>1</text:p>
          </table:table-cell>
          <table:table-cell/>
          <table:table-cell table:style-name="ce15" table:formula="of:=3+([.R11]*[.S11]*0.3596403596 )" office:value-type="float" office:value="11.0019980011" calcext:value-type="float">
            <text:p>11.0</text:p>
          </table:table-cell>
          <table:table-cell table:style-name="ce17"/>
          <table:table-cell table:style-name="ce11" table:formula="of:=[.R11]-1" office:value-type="float" office:value="1.5" calcext:value-type="float">
            <text:p>1.5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1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formula="of:=SUM([.U11:.Z11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Copper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12]*[.S12]*0.1065601066 )" office:value-type="float" office:value="4.86113886221" calcext:value-type="float">
            <text:p>4.9</text:p>
          </table:table-cell>
          <table:table-cell table:style-name="ce11" table:formula="of:=[.S12]*0.372960373" office:value-type="float" office:value="3.33799533835" calcext:value-type="float">
            <text:p>3.3</text:p>
          </table:table-cell>
          <table:table-cell table:style-name="ce7" table:formula="of:=80+((([.R12]^2.6)+([.S12]/[.R12]))*4)" office:value-type="float" office:value="161.527886950877" calcext:value-type="float">
            <text:p>162</text:p>
          </table:table-cell>
          <table:table-cell table:style-name="ce7" table:formula="of:=IF (([.S12]*[.T12])&lt;0; 0; IF (([.S12]*[.T12])&gt; 30; 30; ([.S12]*[.T12])))" office:value-type="float" office:value="17.9" calcext:value-type="float">
            <text:p>18</text:p>
          </table:table-cell>
          <table:table-cell table:style-name="ce7" table:formula="of:=5+IF([.E12]*0.0208477694  &gt;30; 30; [.E12]*0.0208477694)" office:value-type="float" office:value="8.36749613882115" calcext:value-type="float">
            <text:p>8</text:p>
          </table:table-cell>
          <table:table-cell table:style-name="ce7" table:formula="of:=0.15*[.G12]" office:value-type="float" office:value="1.25512442082317" calcext:value-type="float">
            <text:p>1</text:p>
          </table:table-cell>
          <table:table-cell table:style-name="ce7" table:formula="of:=[.G12]*(0.4)" office:value-type="float" office:value="3.34699845552846" calcext:value-type="float">
            <text:p>3</text:p>
          </table:table-cell>
          <table:table-cell table:style-name="ce7" table:formula="of:=[.G12]*(0.3)" office:value-type="float" office:value="2.51024884164635" calcext:value-type="float">
            <text:p>3</text:p>
          </table:table-cell>
          <table:table-cell table:style-name="ce7" table:formula="of:=[.G12]*0.15" office:value-type="float" office:value="1.25512442082317" calcext:value-type="float">
            <text:p>1</text:p>
          </table:table-cell>
          <table:table-cell/>
          <table:table-cell table:style-name="ce15" table:formula="of:=3+([.R12]*[.S12]*0.3596403596 )" office:value-type="float" office:value="12.65634365526" calcext:value-type="float">
            <text:p>12.7</text:p>
          </table:table-cell>
          <table:table-cell table:style-name="ce17" office:value-type="float" office:value="2" calcext:value-type="float">
            <text:p>2</text:p>
          </table:table-cell>
          <table:table-cell table:style-name="ce11" table:formula="of:=[.R12]-1" office:value-type="float" office:value="2" calcext:value-type="float">
            <text:p>2.0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1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12:.Z12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Platinum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13]*[.S13]*0.1065601066 )" office:value-type="float" office:value="10.000000002995" calcext:value-type="float">
            <text:p>10.0</text:p>
          </table:table-cell>
          <table:table-cell table:style-name="ce11" table:formula="of:=[.S13]*0.372960373" office:value-type="float" office:value="8.00000000085" calcext:value-type="float">
            <text:p>8.0</text:p>
          </table:table-cell>
          <table:table-cell table:style-name="ce7" table:formula="of:=80+((([.R13]^2.6)+([.S13]/[.R13]))*4)" office:value-type="float" office:value="208.41939575651" calcext:value-type="float">
            <text:p>208</text:p>
          </table:table-cell>
          <table:table-cell table:style-name="ce7" table:formula="of:=IF (([.S13]*[.T13])&lt;0; 0; IF (([.S13]*[.T13])&gt; 30; 30; ([.S13]*[.T13])))" office:value-type="float" office:value="30" calcext:value-type="float">
            <text:p>30</text:p>
          </table:table-cell>
          <table:table-cell table:style-name="ce7" table:formula="of:=5+IF([.E13]*0.0208477694  &gt;30; 30; [.E13]*0.0208477694)" office:value-type="float" office:value="9.34507950121907" calcext:value-type="float">
            <text:p>9</text:p>
          </table:table-cell>
          <table:table-cell table:style-name="ce7" table:formula="of:=0.15*[.G13]" office:value-type="float" office:value="1.40176192518286" calcext:value-type="float">
            <text:p>1</text:p>
          </table:table-cell>
          <table:table-cell table:style-name="ce7" table:formula="of:=[.G13]*(0.4)" office:value-type="float" office:value="3.73803180048763" calcext:value-type="float">
            <text:p>4</text:p>
          </table:table-cell>
          <table:table-cell table:style-name="ce7" table:formula="of:=[.G13]*(0.3)" office:value-type="float" office:value="2.80352385036572" calcext:value-type="float">
            <text:p>3</text:p>
          </table:table-cell>
          <table:table-cell table:style-name="ce7" table:formula="of:=[.G13]*0.15" office:value-type="float" office:value="1.40176192518286" calcext:value-type="float">
            <text:p>1</text:p>
          </table:table-cell>
          <table:table-cell/>
          <table:table-cell table:style-name="ce15" table:formula="of:=3+([.R13]*[.S13]*0.3596403596 )" office:value-type="float" office:value="29.99999999697" calcext:value-type="float">
            <text:p>30.0</text:p>
          </table:table-cell>
          <table:table-cell table:style-name="ce17" office:value-type="float" office:value="2" calcext:value-type="float">
            <text:p>2</text:p>
          </table:table-cell>
          <table:table-cell table:style-name="ce11" table:formula="of:=[.R13]-1" office:value-type="float" office:value="2.5" calcext:value-type="float">
            <text:p>2.5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1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formula="of:=SUM([.U13:.Z13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ron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4]*[.S14]*0.1065601066 )" office:value-type="float" office:value="5.36729936856" calcext:value-type="float">
            <text:p>5.4</text:p>
          </table:table-cell>
          <table:table-cell table:style-name="ce11" table:formula="of:=[.S14]*0.372960373" office:value-type="float" office:value="2.9463869467" calcext:value-type="float">
            <text:p>2.9</text:p>
          </table:table-cell>
          <table:table-cell table:style-name="ce7" table:formula="of:=80+((([.R14]^2.6)+([.S14]/[.R14]))*4)" office:value-type="float" office:value="234.93338943962" calcext:value-type="float">
            <text:p>235</text:p>
          </table:table-cell>
          <table:table-cell table:style-name="ce7" table:formula="of:=IF (([.S14]*[.T14])&lt;0; 0; IF (([.S14]*[.T14])&gt; 30; 30; ([.S14]*[.T14])))" office:value-type="float" office:value="0" calcext:value-type="float">
            <text:p>0</text:p>
          </table:table-cell>
          <table:table-cell table:style-name="ce7" table:formula="of:=5+IF([.E14]*0.0208477694  &gt;30; 30; [.E14]*0.0208477694)" office:value-type="float" office:value="9.8978371273976" calcext:value-type="float">
            <text:p>10</text:p>
          </table:table-cell>
          <table:table-cell table:style-name="ce7" table:formula="of:=0.15*[.G14]" office:value-type="float" office:value="1.48467556910964" calcext:value-type="float">
            <text:p>1</text:p>
          </table:table-cell>
          <table:table-cell table:style-name="ce7" table:formula="of:=[.G14]*(0.4)" office:value-type="float" office:value="3.95913485095904" calcext:value-type="float">
            <text:p>4</text:p>
          </table:table-cell>
          <table:table-cell table:style-name="ce7" table:formula="of:=[.G14]*(0.3)" office:value-type="float" office:value="2.96935113821928" calcext:value-type="float">
            <text:p>3</text:p>
          </table:table-cell>
          <table:table-cell table:style-name="ce7" table:formula="of:=[.G14]*0.15" office:value-type="float" office:value="1.48467556910964" calcext:value-type="float">
            <text:p>1</text:p>
          </table:table-cell>
          <table:table-cell/>
          <table:table-cell table:style-name="ce15" table:formula="of:=3+([.R14]*[.S14]*0.3596403596 )" office:value-type="float" office:value="14.36463536336" calcext:value-type="float">
            <text:p>14.4</text:p>
          </table:table-cell>
          <table:table-cell table:style-name="ce17" office:value-type="float" office:value="3" calcext:value-type="float">
            <text:p>3</text:p>
          </table:table-cell>
          <table:table-cell table:style-name="ce11" table:formula="of:=[.R14]-1" office:value-type="float" office:value="3" calcext:value-type="float">
            <text:p>3.0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1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formula="of:=SUM([.U14:.Z14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Nickel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5]*[.S15]*0.1065601066 )" office:value-type="float" office:value="5.79353979496" calcext:value-type="float">
            <text:p>5.8</text:p>
          </table:table-cell>
          <table:table-cell table:style-name="ce11" table:formula="of:=[.S15]*0.372960373" office:value-type="float" office:value="3.3193473197" calcext:value-type="float">
            <text:p>3.3</text:p>
          </table:table-cell>
          <table:table-cell table:style-name="ce7" table:formula="of:=80+((([.R15]^2.6)+([.S15]/[.R15]))*4)" office:value-type="float" office:value="235.93338943962" calcext:value-type="float">
            <text:p>236</text:p>
          </table:table-cell>
          <table:table-cell table:style-name="ce7" table:formula="of:=IF (([.S15]*[.T15])&lt;0; 0; IF (([.S15]*[.T15])&gt; 30; 30; ([.S15]*[.T15])))" office:value-type="float" office:value="17.8" calcext:value-type="float">
            <text:p>18</text:p>
          </table:table-cell>
          <table:table-cell table:style-name="ce7" table:formula="of:=5+IF([.E15]*0.0208477694  &gt;30; 30; [.E15]*0.0208477694)" office:value-type="float" office:value="9.9186848967976" calcext:value-type="float">
            <text:p>10</text:p>
          </table:table-cell>
          <table:table-cell table:style-name="ce7" table:formula="of:=0.15*[.G15]" office:value-type="float" office:value="1.48780273451964" calcext:value-type="float">
            <text:p>1</text:p>
          </table:table-cell>
          <table:table-cell table:style-name="ce7" table:formula="of:=[.G15]*(0.4)" office:value-type="float" office:value="3.96747395871904" calcext:value-type="float">
            <text:p>4</text:p>
          </table:table-cell>
          <table:table-cell table:style-name="ce7" table:formula="of:=[.G15]*(0.3)" office:value-type="float" office:value="2.97560546903928" calcext:value-type="float">
            <text:p>3</text:p>
          </table:table-cell>
          <table:table-cell table:style-name="ce7" table:formula="of:=[.G15]*0.15" office:value-type="float" office:value="1.48780273451964" calcext:value-type="float">
            <text:p>1</text:p>
          </table:table-cell>
          <table:table-cell/>
          <table:table-cell table:style-name="ce15" table:formula="of:=3+([.R15]*[.S15]*0.3596403596 )" office:value-type="float" office:value="15.80319680176" calcext:value-type="float">
            <text:p>15.8</text:p>
          </table:table-cell>
          <table:table-cell table:style-name="ce17" office:value-type="float" office:value="3" calcext:value-type="float">
            <text:p>3</text:p>
          </table:table-cell>
          <table:table-cell table:style-name="ce11" table:formula="of:=[.R15]-1" office:value-type="float" office:value="3" calcext:value-type="float">
            <text:p>3.0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1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15:.Z15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Bronze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6]*[.S16]*0.1065601066 )" office:value-type="float" office:value="5.79353979496" calcext:value-type="float">
            <text:p>5.8</text:p>
          </table:table-cell>
          <table:table-cell table:style-name="ce11" table:formula="of:=[.S16]*0.372960373" office:value-type="float" office:value="3.3193473197" calcext:value-type="float">
            <text:p>3.3</text:p>
          </table:table-cell>
          <table:table-cell table:style-name="ce7" table:formula="of:=80+((([.R16]^2.6)+([.S16]/[.R16]))*4)" office:value-type="float" office:value="235.93338943962" calcext:value-type="float">
            <text:p>236</text:p>
          </table:table-cell>
          <table:table-cell table:style-name="ce7" table:formula="of:=IF (([.S16]*[.T16])&lt;0; 0; IF (([.S16]*[.T16])&gt; 30; 30; ([.S16]*[.T16])))" office:value-type="float" office:value="8.9" calcext:value-type="float">
            <text:p>9</text:p>
          </table:table-cell>
          <table:table-cell table:style-name="ce7" table:formula="of:=5+IF([.E16]*0.0208477694  &gt;30; 30; [.E16]*0.0208477694)" office:value-type="float" office:value="9.9186848967976" calcext:value-type="float">
            <text:p>10</text:p>
          </table:table-cell>
          <table:table-cell table:style-name="ce7" table:formula="of:=0.15*[.G16]" office:value-type="float" office:value="1.48780273451964" calcext:value-type="float">
            <text:p>1</text:p>
          </table:table-cell>
          <table:table-cell table:style-name="ce7" table:formula="of:=[.G16]*(0.4)" office:value-type="float" office:value="3.96747395871904" calcext:value-type="float">
            <text:p>4</text:p>
          </table:table-cell>
          <table:table-cell table:style-name="ce7" table:formula="of:=[.G16]*(0.3)" office:value-type="float" office:value="2.97560546903928" calcext:value-type="float">
            <text:p>3</text:p>
          </table:table-cell>
          <table:table-cell table:style-name="ce7" table:formula="of:=[.G16]*0.15" office:value-type="float" office:value="1.48780273451964" calcext:value-type="float">
            <text:p>1</text:p>
          </table:table-cell>
          <table:table-cell/>
          <table:table-cell table:style-name="ce15" table:formula="of:=3+([.R16]*[.S16]*0.3596403596 )" office:value-type="float" office:value="15.80319680176" calcext:value-type="float">
            <text:p>15.8</text:p>
          </table:table-cell>
          <table:table-cell table:style-name="ce17"/>
          <table:table-cell table:style-name="ce11" table:formula="of:=[.R16]-1" office:value-type="float" office:value="3" calcext:value-type="float">
            <text:p>3.0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1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16:.Z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Steel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17]*[.S17]*0.1065601066 )" office:value-type="float" office:value="5.74025974166" calcext:value-type="float">
            <text:p>5.7</text:p>
          </table:table-cell>
          <table:table-cell table:style-name="ce11" table:formula="of:=[.S17]*0.372960373" office:value-type="float" office:value="2.9090909094" calcext:value-type="float">
            <text:p>2.9</text:p>
          </table:table-cell>
          <table:table-cell table:style-name="ce7" table:formula="of:=80+((([.R17]^2.6)+([.S17]/[.R17]))*4)" office:value-type="float" office:value="286.649180619676" calcext:value-type="float">
            <text:p>287</text:p>
          </table:table-cell>
          <table:table-cell table:style-name="ce7" table:formula="of:=IF (([.S17]*[.T17])&lt;0; 0; IF (([.S17]*[.T17])&gt; 30; 30; ([.S17]*[.T17])))" office:value-type="float" office:value="7.8" calcext:value-type="float">
            <text:p>8</text:p>
          </table:table-cell>
          <table:table-cell table:style-name="ce7" table:formula="of:=5+IF([.E17]*0.0208477694  &gt;30; 30; [.E17]*0.0208477694)" office:value-type="float" office:value="10.975996016258" calcext:value-type="float">
            <text:p>11</text:p>
          </table:table-cell>
          <table:table-cell table:style-name="ce7" table:formula="of:=0.15*[.G17]" office:value-type="float" office:value="1.64639940243869" calcext:value-type="float">
            <text:p>2</text:p>
          </table:table-cell>
          <table:table-cell table:style-name="ce7" table:formula="of:=[.G17]*(0.4)" office:value-type="float" office:value="4.39039840650318" calcext:value-type="float">
            <text:p>4</text:p>
          </table:table-cell>
          <table:table-cell table:style-name="ce7" table:formula="of:=[.G17]*(0.3)" office:value-type="float" office:value="3.29279880487739" calcext:value-type="float">
            <text:p>3</text:p>
          </table:table-cell>
          <table:table-cell table:style-name="ce7" table:formula="of:=[.G17]*0.15" office:value-type="float" office:value="1.64639940243869" calcext:value-type="float">
            <text:p>2</text:p>
          </table:table-cell>
          <table:table-cell/>
          <table:table-cell table:style-name="ce15" table:formula="of:=3+([.R17]*[.S17]*0.3596403596 )" office:value-type="float" office:value="15.62337662196" calcext:value-type="float">
            <text:p>15.6</text:p>
          </table:table-cell>
          <table:table-cell table:style-name="ce17"/>
          <table:table-cell table:style-name="ce11" table:formula="of:=[.R17]-1" office:value-type="float" office:value="3.5" calcext:value-type="float">
            <text:p>3.5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1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formula="of:=SUM([.U17:.Z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HSLA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18]*[.S18]*0.1065601066 )" office:value-type="float" office:value="6.0800799216074" calcext:value-type="float">
            <text:p>6.1</text:p>
          </table:table-cell>
          <table:table-cell table:style-name="ce11" table:formula="of:=[.S18]*0.372960373" office:value-type="float" office:value="2.8560559443594" calcext:value-type="float">
            <text:p>2.9</text:p>
          </table:table-cell>
          <table:table-cell table:style-name="ce7" table:formula="of:=80+((([.R18]^2.6)+([.S18]/[.R18]))*4)" office:value-type="float" office:value="348.779020440377" calcext:value-type="float">
            <text:p>349</text:p>
          </table:table-cell>
          <table:table-cell table:style-name="ce7" table:formula="of:=IF (([.S18]*[.T18])&lt;0; 0; IF (([.S18]*[.T18])&gt; 30; 30; ([.S18]*[.T18])))" office:value-type="float" office:value="7.6578" calcext:value-type="float">
            <text:p>8</text:p>
          </table:table-cell>
          <table:table-cell table:style-name="ce7" table:formula="of:=5+IF([.E18]*0.0208477694  &gt;30; 30; [.E18]*0.0208477694)" office:value-type="float" office:value="12.2712645896989" calcext:value-type="float">
            <text:p>12</text:p>
          </table:table-cell>
          <table:table-cell table:style-name="ce7" table:formula="of:=0.15*[.G18]" office:value-type="float" office:value="1.84068968845483" calcext:value-type="float">
            <text:p>2</text:p>
          </table:table-cell>
          <table:table-cell table:style-name="ce7" table:formula="of:=[.G18]*(0.4)" office:value-type="float" office:value="4.90850583587955" calcext:value-type="float">
            <text:p>5</text:p>
          </table:table-cell>
          <table:table-cell table:style-name="ce7" table:formula="of:=[.G18]*(0.3)" office:value-type="float" office:value="3.68137937690966" calcext:value-type="float">
            <text:p>4</text:p>
          </table:table-cell>
          <table:table-cell table:style-name="ce7" table:formula="of:=[.G18]*0.15" office:value-type="float" office:value="1.84068968845483" calcext:value-type="float">
            <text:p>2</text:p>
          </table:table-cell>
          <table:table-cell/>
          <table:table-cell table:style-name="ce15" table:formula="of:=3+([.R18]*[.S18]*0.3596403596 )" office:value-type="float" office:value="16.7702697287244" calcext:value-type="float">
            <text:p>16.8</text:p>
          </table:table-cell>
          <table:table-cell table:style-name="ce17"/>
          <table:table-cell table:style-name="ce11" table:formula="of:=[.R18]-1" office:value-type="float" office:value="4" calcext:value-type="float">
            <text:p>4.0</text:p>
          </table:table-cell>
          <table:table-cell table:style-name="ce2" office:value-type="string" calcext:value-type="string">
            <text:p>HSLA (Hardened) Steel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table:style-name="ce23" office:value-type="float" office:value="7.6578" calcext:value-type="float">
            <text:p>7.6578</text:p>
          </table:table-cell>
          <table:table-cell table:formula="of:=SUM([.U18:.Z1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bsidian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2+([.R19]*[.S19]*0.1065601066 )" office:value-type="float" office:value="3.40659340712" calcext:value-type="float">
            <text:p>3.4</text:p>
          </table:table-cell>
          <table:table-cell table:style-name="ce11" table:formula="of:=[.S19]*0.372960373" office:value-type="float" office:value="0.8951048952" calcext:value-type="float">
            <text:p>0.9</text:p>
          </table:table-cell>
          <table:table-cell table:style-name="ce7" table:formula="of:=80+((([.R19]^2.6)+([.S19]/[.R19]))*4)" office:value-type="float" office:value="418.259336080984" calcext:value-type="float">
            <text:p>418</text:p>
          </table:table-cell>
          <table:table-cell table:style-name="ce7" table:formula="of:=IF (([.S19]*[.T19])&lt;0; 0; IF (([.S19]*[.T19])&gt; 30; 30; ([.S19]*[.T19])))" office:value-type="float" office:value="0" calcext:value-type="float">
            <text:p>0</text:p>
          </table:table-cell>
          <table:table-cell table:style-name="ce7" table:formula="of:=5+IF([.E19]*0.0208477694  &gt;30; 30; [.E19]*0.0208477694)" office:value-type="float" office:value="13.7197741880135" calcext:value-type="float">
            <text:p>14</text:p>
          </table:table-cell>
          <table:table-cell table:style-name="ce7" table:formula="of:=0.15*[.G19]" office:value-type="float" office:value="2.05796612820202" calcext:value-type="float">
            <text:p>2</text:p>
          </table:table-cell>
          <table:table-cell table:style-name="ce7" table:formula="of:=[.G19]*(0.4)" office:value-type="float" office:value="5.48790967520539" calcext:value-type="float">
            <text:p>5</text:p>
          </table:table-cell>
          <table:table-cell table:style-name="ce7" table:formula="of:=[.G19]*(0.3)" office:value-type="float" office:value="4.11593225640404" calcext:value-type="float">
            <text:p>4</text:p>
          </table:table-cell>
          <table:table-cell table:style-name="ce7" table:formula="of:=[.G19]*0.15" office:value-type="float" office:value="2.05796612820202" calcext:value-type="float">
            <text:p>2</text:p>
          </table:table-cell>
          <table:table-cell/>
          <table:table-cell table:style-name="ce15" table:formula="of:=3+([.R19]*[.S19]*0.3596403596 )" office:value-type="float" office:value="7.74725274672" calcext:value-type="float">
            <text:p>7.7</text:p>
          </table:table-cell>
          <table:table-cell table:style-name="ce17" office:value-type="float" office:value="5" calcext:value-type="float">
            <text:p>5</text:p>
          </table:table-cell>
          <table:table-cell table:style-name="ce11" table:formula="of:=[.R19]-1" office:value-type="float" office:value="4.5" calcext:value-type="float">
            <text:p>4.5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1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formula="of:=SUM([.U19:.Z19])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Peridot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0]*[.S20]*0.1065601066 )" office:value-type="float" office:value="4.506293707232" calcext:value-type="float">
            <text:p>4.5</text:p>
          </table:table-cell>
          <table:table-cell table:style-name="ce11" table:formula="of:=[.S20]*0.372960373" office:value-type="float" office:value="1.25314685328" calcext:value-type="float">
            <text:p>1.3</text:p>
          </table:table-cell>
          <table:table-cell table:style-name="ce7" table:formula="of:=80+((([.R20]^2.6)+([.S20]/[.R20]))*4)" office:value-type="float" office:value="711.882786544344" calcext:value-type="float">
            <text:p>712</text:p>
          </table:table-cell>
          <table:table-cell table:style-name="ce7" table:formula="of:=IF (([.S20]*[.T20])&lt;0; 0; IF (([.S20]*[.T20])&gt; 30; 30; ([.S20]*[.T20])))" office:value-type="float" office:value="6.72" calcext:value-type="float">
            <text:p>7</text:p>
          </table:table-cell>
          <table:table-cell table:style-name="ce7" table:formula="of:=5+IF([.E20]*0.0208477694  &gt;30; 30; [.E20]*0.0208477694)" office:value-type="float" office:value="19.8411681737059" calcext:value-type="float">
            <text:p>20</text:p>
          </table:table-cell>
          <table:table-cell table:style-name="ce7" table:formula="of:=0.15*[.G20]" office:value-type="float" office:value="2.97617522605588" calcext:value-type="float">
            <text:p>3</text:p>
          </table:table-cell>
          <table:table-cell table:style-name="ce7" table:formula="of:=[.G20]*(0.4)" office:value-type="float" office:value="7.93646726948236" calcext:value-type="float">
            <text:p>8</text:p>
          </table:table-cell>
          <table:table-cell table:style-name="ce7" table:formula="of:=[.G20]*(0.3)" office:value-type="float" office:value="5.95235045211177" calcext:value-type="float">
            <text:p>6</text:p>
          </table:table-cell>
          <table:table-cell table:style-name="ce7" table:formula="of:=[.G20]*0.15" office:value-type="float" office:value="2.97617522605588" calcext:value-type="float">
            <text:p>3</text:p>
          </table:table-cell>
          <table:table-cell/>
          <table:table-cell table:style-name="ce15" table:formula="of:=3+([.R20]*[.S20]*0.3596403596 )" office:value-type="float" office:value="11.458741257792" calcext:value-type="float">
            <text:p>11.5</text:p>
          </table:table-cell>
          <table:table-cell table:style-name="ce17" office:value-type="float" office:value="6" calcext:value-type="float">
            <text:p>6</text:p>
          </table:table-cell>
          <table:table-cell table:style-name="ce11" table:formula="of:=[.R20]-1" office:value-type="float" office:value="6" calcext:value-type="float">
            <text:p>6.0</text:p>
          </table:table-cell>
          <table:table-cell table:style-name="ce2" office:value-type="string" calcext:value-type="string">
            <text:p>Peridot</text:p>
          </table:table-cell>
          <table:table-cell/>
          <table:table-cell table:style-name="ce22" office:value-type="float" office:value="7" calcext:value-type="float">
            <text:p>7.0</text:p>
          </table:table-cell>
          <table:table-cell office:value-type="float" office:value="3.36" calcext:value-type="float">
            <text:p>3.36</text:p>
          </table:table-cell>
          <table:table-cell table:formula="of:=SUM([.U20:.Z20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Quartz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1]*[.S21]*0.1065601066 )" office:value-type="float" office:value="3.97668997743" calcext:value-type="float">
            <text:p>4.0</text:p>
          </table:table-cell>
          <table:table-cell table:style-name="ce11" table:formula="of:=[.S21]*0.372960373" office:value-type="float" office:value="0.98834498845" calcext:value-type="float">
            <text:p>1.0</text:p>
          </table:table-cell>
          <table:table-cell table:style-name="ce7" table:formula="of:=80+((([.R21]^2.6)+([.S21]/[.R21]))*4)" office:value-type="float" office:value="711.477072258629" calcext:value-type="float">
            <text:p>711</text:p>
          </table:table-cell>
          <table:table-cell table:style-name="ce7" table:formula="of:=IF (([.S21]*[.T21])&lt;0; 0; IF (([.S21]*[.T21])&gt; 30; 30; ([.S21]*[.T21])))" office:value-type="float" office:value="7.95" calcext:value-type="float">
            <text:p>8</text:p>
          </table:table-cell>
          <table:table-cell table:style-name="ce7" table:formula="of:=5+IF([.E21]*0.0208477694  &gt;30; 30; [.E21]*0.0208477694)" office:value-type="float" office:value="19.832709935835" calcext:value-type="float">
            <text:p>20</text:p>
          </table:table-cell>
          <table:table-cell table:style-name="ce7" table:formula="of:=0.15*[.G21]" office:value-type="float" office:value="2.97490649037526" calcext:value-type="float">
            <text:p>3</text:p>
          </table:table-cell>
          <table:table-cell table:style-name="ce7" table:formula="of:=[.G21]*(0.4)" office:value-type="float" office:value="7.93308397433402" calcext:value-type="float">
            <text:p>8</text:p>
          </table:table-cell>
          <table:table-cell table:style-name="ce7" table:formula="of:=[.G21]*(0.3)" office:value-type="float" office:value="5.94981298075051" calcext:value-type="float">
            <text:p>6</text:p>
          </table:table-cell>
          <table:table-cell table:style-name="ce7" table:formula="of:=[.G21]*0.15" office:value-type="float" office:value="2.97490649037526" calcext:value-type="float">
            <text:p>3</text:p>
          </table:table-cell>
          <table:table-cell/>
          <table:table-cell table:style-name="ce15" table:formula="of:=3+([.R21]*[.S21]*0.3596403596 )" office:value-type="float" office:value="9.67132867058" calcext:value-type="float">
            <text:p>9.7</text:p>
          </table:table-cell>
          <table:table-cell table:style-name="ce17" office:value-type="float" office:value="6" calcext:value-type="float">
            <text:p>6</text:p>
          </table:table-cell>
          <table:table-cell table:style-name="ce11" table:formula="of:=[.R21]-1" office:value-type="float" office:value="6" calcext:value-type="float">
            <text:p>6.0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formula="of:=SUM([.U21:.Z21]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Emerald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2]*[.S22]*0.1065601066 )" office:value-type="float" office:value="5.88411588557" calcext:value-type="float">
            <text:p>5.9</text:p>
          </table:table-cell>
          <table:table-cell table:style-name="ce11" table:formula="of:=[.S22]*0.372960373" office:value-type="float" office:value="1.51048951065" calcext:value-type="float">
            <text:p>1.5</text:p>
          </table:table-cell>
          <table:table-cell table:style-name="ce7" table:formula="of:=80+((([.R22]^2.6)+([.S22]/[.R22]))*4)" office:value-type="float" office:value="1292.65047330628" calcext:value-type="float">
            <text:p>1293</text:p>
          </table:table-cell>
          <table:table-cell table:style-name="ce7" table:formula="of:=IF (([.S22]*[.T22])&lt;0; 0; IF (([.S22]*[.T22])&gt; 30; 30; ([.S22]*[.T22])))" office:value-type="float" office:value="8.1" calcext:value-type="float">
            <text:p>8</text:p>
          </table:table-cell>
          <table:table-cell table:style-name="ce7" table:formula="of:=5+IF([.E22]*0.0208477694  &gt;30; 30; [.E22]*0.0208477694)" office:value-type="float" office:value="31.9488789822902" calcext:value-type="float">
            <text:p>32</text:p>
          </table:table-cell>
          <table:table-cell table:style-name="ce7" table:formula="of:=0.15*[.G22]" office:value-type="float" office:value="4.79233184734354" calcext:value-type="float">
            <text:p>5</text:p>
          </table:table-cell>
          <table:table-cell table:style-name="ce7" table:formula="of:=[.G22]*(0.4)" office:value-type="float" office:value="12.7795515929161" calcext:value-type="float">
            <text:p>13</text:p>
          </table:table-cell>
          <table:table-cell table:style-name="ce7" table:formula="of:=[.G22]*(0.3)" office:value-type="float" office:value="9.58466369468708" calcext:value-type="float">
            <text:p>10</text:p>
          </table:table-cell>
          <table:table-cell table:style-name="ce7" table:formula="of:=[.G22]*0.15" office:value-type="float" office:value="4.79233184734354" calcext:value-type="float">
            <text:p>5</text:p>
          </table:table-cell>
          <table:table-cell/>
          <table:table-cell table:style-name="ce15" table:formula="of:=3+([.R22]*[.S22]*0.3596403596 )" office:value-type="float" office:value="16.10889110742" calcext:value-type="float">
            <text:p>16.1</text:p>
          </table:table-cell>
          <table:table-cell table:style-name="ce17" office:value-type="float" office:value="6" calcext:value-type="float">
            <text:p>6</text:p>
          </table:table-cell>
          <table:table-cell table:style-name="ce11" table:formula="of:=[.R22]-1" office:value-type="float" office:value="8" calcext:value-type="float">
            <text:p>8.0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1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22:.Z2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Ruby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3]*[.S23]*0.1065601066 )" office:value-type="float" office:value="4.38694638784" calcext:value-type="float">
            <text:p>4.4</text:p>
          </table:table-cell>
          <table:table-cell table:style-name="ce11" table:formula="of:=[.S23]*0.372960373" office:value-type="float" office:value="1.0442890444" calcext:value-type="float">
            <text:p>1.0</text:p>
          </table:table-cell>
          <table:table-cell table:style-name="ce7" table:formula="of:=80+((([.R23]^2.6)+([.S23]/[.R23]))*4)" office:value-type="float" office:value="972.843776815231" calcext:value-type="float">
            <text:p>973</text:p>
          </table:table-cell>
          <table:table-cell table:style-name="ce7" table:formula="of:=IF (([.S23]*[.T23])&lt;0; 0; IF (([.S23]*[.T23])&gt; 30; 30; ([.S23]*[.T23])))" office:value-type="float" office:value="8.4" calcext:value-type="float">
            <text:p>8</text:p>
          </table:table-cell>
          <table:table-cell table:style-name="ce7" table:formula="of:=5+IF([.E23]*0.0208477694  &gt;30; 30; [.E23]*0.0208477694)" office:value-type="float" office:value="25.281622721269" calcext:value-type="float">
            <text:p>25</text:p>
          </table:table-cell>
          <table:table-cell table:style-name="ce7" table:formula="of:=0.15*[.G23]" office:value-type="float" office:value="3.79224340819035" calcext:value-type="float">
            <text:p>4</text:p>
          </table:table-cell>
          <table:table-cell table:style-name="ce7" table:formula="of:=[.G23]*(0.4)" office:value-type="float" office:value="10.1126490885076" calcext:value-type="float">
            <text:p>10</text:p>
          </table:table-cell>
          <table:table-cell table:style-name="ce7" table:formula="of:=[.G23]*(0.3)" office:value-type="float" office:value="7.5844868163807" calcext:value-type="float">
            <text:p>8</text:p>
          </table:table-cell>
          <table:table-cell table:style-name="ce7" table:formula="of:=[.G23]*0.15" office:value-type="float" office:value="3.79224340819035" calcext:value-type="float">
            <text:p>4</text:p>
          </table:table-cell>
          <table:table-cell/>
          <table:table-cell table:style-name="ce15" table:formula="of:=3+([.R23]*[.S23]*0.3596403596 )" office:value-type="float" office:value="11.05594405504" calcext:value-type="float">
            <text:p>11.1</text:p>
          </table:table-cell>
          <table:table-cell table:style-name="ce17" office:value-type="float" office:value="7" calcext:value-type="float">
            <text:p>7</text:p>
          </table:table-cell>
          <table:table-cell table:style-name="ce11" table:formula="of:=[.R23]-1" office:value-type="float" office:value="7" calcext:value-type="float">
            <text:p>7.0</text:p>
          </table:table-cell>
          <table:table-cell table:style-name="ce2" office:value-type="string" calcext:value-type="string">
            <text:p>Emerald</text:p>
          </table:table-cell>
          <table:table-cell/>
          <table:table-cell table:style-name="ce21" office:value-type="float" office:value="8" calcext:value-type="float">
            <text:p>8.0</text:p>
          </table:table-cell>
          <table:table-cell table:style-name="ce23" office:value-type="float" office:value="2.8" calcext:value-type="float">
            <text:p>2.8</text:p>
          </table:table-cell>
          <table:table-cell table:formula="of:=SUM([.U23:.Z2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Sappire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4]*[.S24]*0.1065601066 )" office:value-type="float" office:value="5.88411588557" calcext:value-type="float">
            <text:p>5.9</text:p>
          </table:table-cell>
          <table:table-cell table:style-name="ce11" table:formula="of:=[.S24]*0.372960373" office:value-type="float" office:value="1.51048951065" calcext:value-type="float">
            <text:p>1.5</text:p>
          </table:table-cell>
          <table:table-cell table:style-name="ce7" table:formula="of:=80+((([.R24]^2.6)+([.S24]/[.R24]))*4)" office:value-type="float" office:value="1292.65047330628" calcext:value-type="float">
            <text:p>1293</text:p>
          </table:table-cell>
          <table:table-cell table:style-name="ce7" table:formula="of:=IF (([.S24]*[.T24])&lt;0; 0; IF (([.S24]*[.T24])&gt; 30; 30; ([.S24]*[.T24])))" office:value-type="float" office:value="12.15" calcext:value-type="float">
            <text:p>12</text:p>
          </table:table-cell>
          <table:table-cell table:style-name="ce7" table:formula="of:=5+IF([.E24]*0.0208477694  &gt;30; 30; [.E24]*0.0208477694)" office:value-type="float" office:value="31.9488789822902" calcext:value-type="float">
            <text:p>32</text:p>
          </table:table-cell>
          <table:table-cell table:style-name="ce7" table:formula="of:=0.15*[.G24]" office:value-type="float" office:value="4.79233184734354" calcext:value-type="float">
            <text:p>5</text:p>
          </table:table-cell>
          <table:table-cell table:style-name="ce7" table:formula="of:=[.G24]*(0.4)" office:value-type="float" office:value="12.7795515929161" calcext:value-type="float">
            <text:p>13</text:p>
          </table:table-cell>
          <table:table-cell table:style-name="ce7" table:formula="of:=[.G24]*(0.3)" office:value-type="float" office:value="9.58466369468708" calcext:value-type="float">
            <text:p>10</text:p>
          </table:table-cell>
          <table:table-cell table:style-name="ce7" table:formula="of:=[.G24]*0.15" office:value-type="float" office:value="4.79233184734354" calcext:value-type="float">
            <text:p>5</text:p>
          </table:table-cell>
          <table:table-cell/>
          <table:table-cell table:style-name="ce15" table:formula="of:=3+([.R24]*[.S24]*0.3596403596 )" office:value-type="float" office:value="16.10889110742" calcext:value-type="float">
            <text:p>16.1</text:p>
          </table:table-cell>
          <table:table-cell table:style-name="ce17" office:value-type="float" office:value="7" calcext:value-type="float">
            <text:p>7</text:p>
          </table:table-cell>
          <table:table-cell table:style-name="ce11" table:formula="of:=[.R24]-1" office:value-type="float" office:value="8" calcext:value-type="float">
            <text:p>8.0</text:p>
          </table:table-cell>
          <table:table-cell table:style-name="ce2" office:value-type="string" calcext:value-type="string">
            <text:p>Sappire</text:p>
          </table:table-cell>
          <table:table-cell/>
          <table:table-cell table:style-name="ce21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24:.Z24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Diamond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5]*[.S25]*0.1065601066 )" office:value-type="float" office:value="5.75091575232" calcext:value-type="float">
            <text:p>5.8</text:p>
          </table:table-cell>
          <table:table-cell table:style-name="ce11" table:formula="of:=[.S25]*0.372960373" office:value-type="float" office:value="1.31282051296" calcext:value-type="float">
            <text:p>1.3</text:p>
          </table:table-cell>
          <table:table-cell table:style-name="ce7" table:formula="of:=80+((([.R25]^2.6)+([.S25]/[.R25]))*4)" office:value-type="float" office:value="1673.83668221399" calcext:value-type="float">
            <text:p>1674</text:p>
          </table:table-cell>
          <table:table-cell table:style-name="ce7" table:formula="of:=IF (([.S25]*[.T25])&lt;0; 0; IF (([.S25]*[.T25])&gt; 30; 30; ([.S25]*[.T25])))" office:value-type="float" office:value="14.08" calcext:value-type="float">
            <text:p>14</text:p>
          </table:table-cell>
          <table:table-cell table:style-name="ce7" table:formula="of:=5+IF([.E25]*0.0208477694  &gt;30; 30; [.E25]*0.0208477694)" office:value-type="float" office:value="35" calcext:value-type="float">
            <text:p>35</text:p>
          </table:table-cell>
          <table:table-cell table:style-name="ce7" table:formula="of:=0.15*[.G25]" office:value-type="float" office:value="5.25" calcext:value-type="float">
            <text:p>5</text:p>
          </table:table-cell>
          <table:table-cell table:style-name="ce7" table:formula="of:=[.G25]*(0.4)" office:value-type="float" office:value="14" calcext:value-type="float">
            <text:p>14</text:p>
          </table:table-cell>
          <table:table-cell table:style-name="ce7" table:formula="of:=[.G25]*(0.3)" office:value-type="float" office:value="10.5" calcext:value-type="float">
            <text:p>11</text:p>
          </table:table-cell>
          <table:table-cell table:style-name="ce7" table:formula="of:=[.G25]*0.15" office:value-type="float" office:value="5.25" calcext:value-type="float">
            <text:p>5</text:p>
          </table:table-cell>
          <table:table-cell/>
          <table:table-cell table:style-name="ce15" table:formula="of:=3+([.R25]*[.S25]*0.3596403596 )" office:value-type="float" office:value="15.65934065792" calcext:value-type="float">
            <text:p>15.7</text:p>
          </table:table-cell>
          <table:table-cell table:style-name="ce17" office:value-type="float" office:value="7" calcext:value-type="float">
            <text:p>7</text:p>
          </table:table-cell>
          <table:table-cell table:style-name="ce11" table:formula="of:=[.R25]-1" office:value-type="float" office:value="9" calcext:value-type="float">
            <text:p>9.0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2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formula="of:=SUM([.U25:.Z25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Scarab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6]*[.S26]*0.1065601066 )" office:value-type="float" office:value="5.45254745384" calcext:value-type="float">
            <text:p>5.5</text:p>
          </table:table-cell>
          <table:table-cell table:style-name="ce11" table:formula="of:=[.S26]*0.372960373" office:value-type="float" office:value="1.51048951065" calcext:value-type="float">
            <text:p>1.5</text:p>
          </table:table-cell>
          <table:table-cell table:style-name="ce7" table:formula="of:=80+((([.R26]^2.6)+([.S26]/[.R26]))*4)" office:value-type="float" office:value="973.468776815231" calcext:value-type="float">
            <text:p>973</text:p>
          </table:table-cell>
          <table:table-cell table:style-name="ce7" table:formula="of:=IF (([.S26]*[.T26])&lt;0; 0; IF (([.S26]*[.T26])&gt; 30; 30; ([.S26]*[.T26])))" office:value-type="float" office:value="16.2" calcext:value-type="float">
            <text:p>16</text:p>
          </table:table-cell>
          <table:table-cell table:style-name="ce7" table:number-columns-repeated="5"/>
          <table:table-cell/>
          <table:table-cell table:style-name="ce15" table:formula="of:=3+([.R26]*[.S26]*0.3596403596 )" office:value-type="float" office:value="14.65234765104" calcext:value-type="float">
            <text:p>14.7</text:p>
          </table:table-cell>
          <table:table-cell table:style-name="ce17"/>
          <table:table-cell table:style-name="ce11" table:formula="of:=[.R26]-1" office:value-type="float" office:value="7" calcext:value-type="float">
            <text:p>7.0</text:p>
          </table:table-cell>
          <table:table-cell table:style-name="ce2" office:value-type="string" calcext:value-type="string">
            <text:p>Scarab</text:p>
          </table:table-cell>
          <table:table-cell/>
          <table:table-cell table:style-name="ce21" office:value-type="float" office:value="8" calcext:value-type="float">
            <text:p>8.0</text:p>
          </table:table-cell>
          <table:table-cell office:value-type="float" office:value="4.05" calcext:value-type="float">
            <text:p>4.05</text:p>
          </table:table-cell>
          <table:table-cell table:formula="of:=SUM([.U26:.Z26]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Ender Alloy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7]*[.S27]*0.1065601066 )" office:value-type="float" office:value="5.196803198" calcext:value-type="float">
            <text:p>5.2</text:p>
          </table:table-cell>
          <table:table-cell table:style-name="ce11" table:formula="of:=[.S27]*0.372960373" office:value-type="float" office:value="1.118881119" calcext:value-type="float">
            <text:p>1.1</text:p>
          </table:table-cell>
          <table:table-cell table:style-name="ce7" table:formula="of:=80+((([.R27]^2.6)+([.S27]/[.R27]))*4)" office:value-type="float" office:value="1673.62868221399" calcext:value-type="float">
            <text:p>1674</text:p>
          </table:table-cell>
          <table:table-cell table:style-name="ce7" table:formula="of:=IF (([.S27]*[.T27])&lt;0; 0; IF (([.S27]*[.T27])&gt; 30; 30; ([.S27]*[.T27])))" office:value-type="float" office:value="9" calcext:value-type="float">
            <text:p>9</text:p>
          </table:table-cell>
          <table:table-cell table:style-name="ce7" table:formula="of:=5+IF([.E27]*0.0208477694  &gt;30; 30; [.E27]*0.0208477694)" office:value-type="float" office:value="35" calcext:value-type="float">
            <text:p>35</text:p>
          </table:table-cell>
          <table:table-cell table:style-name="ce7" table:number-columns-repeated="4"/>
          <table:table-cell/>
          <table:table-cell table:style-name="ce15" table:formula="of:=3+([.R27]*[.S27]*0.3596403596 )" office:value-type="float" office:value="13.789210788" calcext:value-type="float">
            <text:p>13.8</text:p>
          </table:table-cell>
          <table:table-cell table:style-name="ce17"/>
          <table:table-cell table:style-name="ce11" table:formula="of:=[.R27]-1" office:value-type="float" office:value="9" calcext:value-type="float">
            <text:p>9.0</text:p>
          </table:table-cell>
          <table:table-cell table:style-name="ce2" office:value-type="string" calcext:value-type="string">
            <text:p>Ender Alloy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formula="of:=SUM([.U27:.Z27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nd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8]*[.S28]*0.3596403596 )" office:value-type="float" office:value="6.1547652344112" calcext:value-type="float">
            <text:p>6.2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28]-1" office:value-type="float" office:value="0.2" calcext:value-type="float">
            <text:p>0.2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formula="of:=SUM([.U28:.Z28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adm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9]*[.S29]*0.3596403596 )" office:value-type="float" office:value="9.18581418512" calcext:value-type="float">
            <text:p>9.2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29]-1" office:value-type="float" office:value="1" calcext:value-type="float">
            <text:p>1.0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1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formula="of:=SUM([.U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Saltpete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0]*[.S30]*0.3596403596 )" office:value-type="float" office:value="3.8638561437592" calcext:value-type="float">
            <text:p>3.9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30]-1" office:value-type="float" office:value="1" calcext:value-type="float">
            <text:p>1.0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1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formula="of:=SUM([.U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Sulfu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1]*[.S31]*0.3596403596 )" office:value-type="float" office:value="4.51048951032" calcext:value-type="float">
            <text:p>4.5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31]-1" office:value-type="float" office:value="1" calcext:value-type="float">
            <text:p>1.0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1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formula="of:=SUM([.U31:.Z31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Coal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2]*[.S32]*0.3596403596 )" office:value-type="float" office:value="4.18681318668" calcext:value-type="float">
            <text:p>4.2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formula="of:=[.R32]-1" office:value-type="float" office:value="1.2" calcext:value-type="float">
            <text:p>1.2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formula="of:=SUM([.U32:.Z32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Calc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3]*[.S33]*0.3596403596 )" office:value-type="float" office:value="5.91308691276" calcext:value-type="float">
            <text:p>5.9</text:p>
          </table:table-cell>
          <table:table-cell table:style-name="ce17" office:value-type="float" office:value="2" calcext:value-type="float">
            <text:p>2</text:p>
          </table:table-cell>
          <table:table-cell table:style-name="ce11" table:formula="of:=[.R33]-1" office:value-type="float" office:value="2" calcext:value-type="float">
            <text:p>2.0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1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formula="of:=SUM([.U33:.Z33]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Redstone / Electrotin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4]*[.S34]*0.3596403596 )" office:value-type="float" office:value="12.65634365526" calcext:value-type="float">
            <text:p>12.7</text:p>
          </table:table-cell>
          <table:table-cell table:style-name="ce17" office:value-type="float" office:value="2" calcext:value-type="float">
            <text:p>2</text:p>
          </table:table-cell>
          <table:table-cell table:style-name="ce11" table:formula="of:=[.R34]-1" office:value-type="float" office:value="2" calcext:value-type="float">
            <text:p>2.0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1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34:.Z34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Flu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5]*[.S35]*0.3596403596 )" office:value-type="float" office:value="7.60339660288" calcext:value-type="float">
            <text:p>7.6</text:p>
          </table:table-cell>
          <table:table-cell table:style-name="ce17" office:value-type="float" office:value="4" calcext:value-type="float">
            <text:p>4</text:p>
          </table:table-cell>
          <table:table-cell table:style-name="ce11" table:formula="of:=[.R35]-1" office:value-type="float" office:value="3" calcext:value-type="float">
            <text:p>3.0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1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formula="of:=SUM([.U35:.Z3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Apat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6]*[.S36]*0.3596403596 )" office:value-type="float" office:value="8.79020978956" calcext:value-type="float">
            <text:p>8.8</text:p>
          </table:table-cell>
          <table:table-cell table:style-name="ce17" office:value-type="float" office:value="4" calcext:value-type="float">
            <text:p>4</text:p>
          </table:table-cell>
          <table:table-cell table:style-name="ce11" table:formula="of:=[.R36]-1" office:value-type="float" office:value="4" calcext:value-type="float">
            <text:p>4.0</text:p>
          </table:table-cell>
          <table:table-cell table:style-name="ce2" office:value-type="string" calcext:value-type="string">
            <text:p>Apat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3.22" calcext:value-type="float">
            <text:p>3.2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Th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7]*[.S37]*0.3596403596 )" office:value-type="float" office:value="12.6203796193" calcext:value-type="float">
            <text:p>12.6</text:p>
          </table:table-cell>
          <table:table-cell table:style-name="ce17" office:value-type="float" office:value="5" calcext:value-type="float">
            <text:p>5</text:p>
          </table:table-cell>
          <table:table-cell table:style-name="ce11" table:formula="of:=[.R37]-1" office:value-type="float" office:value="4" calcext:value-type="float">
            <text:p>4.0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2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formula="of:=SUM([.U37:.Z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Lapis Lazuli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8]*[.S38]*0.3596403596 )" office:value-type="float" office:value="9.25774225704" calcext:value-type="float">
            <text:p>9.3</text:p>
          </table:table-cell>
          <table:table-cell table:style-name="ce17" office:value-type="float" office:value="6" calcext:value-type="float">
            <text:p>6</text:p>
          </table:table-cell>
          <table:table-cell table:style-name="ce11" table:formula="of:=[.R38]-1" office:value-type="float" office:value="5" calcext:value-type="float">
            <text:p>5.0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1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formula="of:=SUM([.U38:.Z38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Uran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9]*[.S39]*0.3596403596 )" office:value-type="float" office:value="26.62837162572" calcext:value-type="float">
            <text:p>26.6</text:p>
          </table:table-cell>
          <table:table-cell table:style-name="ce17" office:value-type="float" office:value="6" calcext:value-type="float">
            <text:p>6</text:p>
          </table:table-cell>
          <table:table-cell table:style-name="ce11" table:formula="of:=[.R39]-1" office:value-type="float" office:value="5" calcext:value-type="float">
            <text:p>5.0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1" office:value-type="float" office:value="6" calcext:value-type="float">
            <text:p>6.0</text:p>
          </table:table-cell>
          <table:table-cell table:style-name="ce23" office:value-type="float" office:value="10.95" calcext:value-type="float">
            <text:p>10.95</text:p>
          </table:table-cell>
          <table:table-cell table:formula="of:=SUM([.U39:.Z3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Magnet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40]*[.S40]*0.3596403596 )" office:value-type="float" office:value="15.15584415448" calcext:value-type="float">
            <text:p>15.2</text:p>
          </table:table-cell>
          <table:table-cell table:style-name="ce17" office:value-type="float" office:value="7" calcext:value-type="float">
            <text:p>7</text:p>
          </table:table-cell>
          <table:table-cell table:style-name="ce11" table:formula="of:=[.R40]-1" office:value-type="float" office:value="5.5" calcext:value-type="float">
            <text:p>5.5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1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formula="of:=SUM([.U40:.Z4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Bedrock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/>
          <table:table-cell table:style-name="ce15"/>
          <table:table-cell table:style-name="ce18"/>
          <table:table-cell table:style-name="ce11" table:formula="of:=[.R41]" office:value-type="float" office:value="0" calcext:value-type="float">
            <text:p>0.0</text:p>
          </table:table-cell>
          <table:table-cell table:style-name="ce2" office:value-type="string" calcext:value-type="string">
            <text:p>Bedrock</text:p>
          </table:table-cell>
          <table:table-cell table:number-columns-repeated="3"/>
          <table:table-cell table:formula="of:=SUM([.U41:.Z41])" office:value-type="float" office:value="0" calcext:value-type="float">
            <text:p>0</text:p>
          </table:table-cell>
          <table:table-cell table:number-columns-repeated="1004"/>
        </table:table-row>
        <table:table-row table:style-name="ro7">
          <table:table-cell table:style-name="ce2"/>
          <table:table-cell table:style-name="ce6" table:number-columns-repeated="10"/>
          <table:table-cell/>
          <table:table-cell table:style-name="ce15" table:formula="of:=3+([.R42]*[.S42]*0.3596403596 )" office:value-type="float" office:value="8.79020978956" calcext:value-type="float">
            <text:p>8.8</text:p>
          </table:table-cell>
          <table:table-cell table:style-name="ce17"/>
          <table:table-cell table:style-name="ce11" table:formula="of:=[.R42]-1" office:value-type="float" office:value="4" calcext:value-type="float">
            <text:p>4.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4" office:value-type="float" office:value="3.22" calcext:value-type="float">
            <text:p>3.22</text:p>
          </table:table-cell>
          <table:table-cell table:style-name="ce24"/>
          <table:table-cell table:style-name="ce25" table:number-columns-repeated="6"/>
          <table:table-cell table:number-columns-repeated="998"/>
        </table:table-row>
        <table:table-row table:style-name="ro3">
          <table:table-cell table:number-columns-repeated="4"/>
          <table:table-cell table:style-name="ce7"/>
          <table:table-cell table:number-columns-repeated="1019"/>
        </table:table-row>
        <table:table-row table:style-name="ro3">
          <table:table-cell table:style-name="ce4"/>
          <table:table-cell table:number-columns-repeated="3"/>
          <table:table-cell table:style-name="ce7"/>
          <table:table-cell table:number-columns-repeated="1019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/>
          <table:table-cell table:number-columns-repeated="4"/>
          <table:table-cell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/>
          <table:table-cell table:number-columns-repeated="10"/>
          <table:table-cell table:style-name="ce16" table:number-columns-repeated="2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Z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21:22:20.115112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4T12:04:58.000526035</dc:date>
    <meta:editing-duration>PT6H13S</meta:editing-duration>
    <meta:editing-cycles>31</meta:editing-cycles>
    <meta:generator>LibreOffice/5.0.5.2$Linux_X86_64 LibreOffice_project/00m0$Build-2</meta:generator>
    <meta:document-statistic meta:table-count="1" meta:cell-count="632" meta:object-count="0"/>
  </office:meta>
</office:document-meta>
</file>